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C70000004331CC9113.jpg"/>
  <manifest:file-entry manifest:media-type="image/jpeg" manifest:full-path="Pictures/10000000000000770000008C2442352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bl_5f_GroupField1" style:display-name="Tbl_GroupField1" style:family="table">
      <style:table-properties fo:margin-top="0cm" fo:margin-bottom="0.3cm" fo:break-before="auto" fo:break-after="auto" table:align="margins"/>
    </style:style>
    <style:style style:name="Tbl_5f_GroupField1.A" style:display-name="Tbl_GroupField1.A" style:family="table-column">
      <style:table-column-properties style:rel-column-width="12649*"/>
    </style:style>
    <style:style style:name="Tbl_5f_GroupField1.B" style:display-name="Tbl_GroupField1.B" style:family="table-column">
      <style:table-column-properties style:rel-column-width="52886*"/>
    </style:style>
    <style:style style:name="Tbl_5f_GroupField1.A1" style:display-name="Tbl_GroupField1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bl_5f_GroupField1.B1" style:display-name="Tbl_GroupField1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bl_5f_GroupField2" style:display-name="Tbl_GroupField2" style:family="table">
      <style:table-properties style:rel-width="94%" fo:margin-top="0cm" fo:margin-bottom="0.3cm" table:align="right"/>
    </style:style>
    <style:style style:name="Tbl_5f_GroupField2.A" style:display-name="Tbl_GroupField2.A" style:family="table-column">
      <style:table-column-properties style:rel-column-width="1826*"/>
    </style:style>
    <style:style style:name="Tbl_5f_GroupField2.B" style:display-name="Tbl_GroupField2.B" style:family="table-column">
      <style:table-column-properties style:rel-column-width="7229*"/>
    </style:style>
    <style:style style:name="Tbl_5f_GroupField2.A1" style:display-name="Tbl_GroupField2.A1" style:family="table-cell">
      <style:table-cell-properties fo:padding-left="0.101cm" fo:padding-right="0.101cm" fo:padding-top="0cm" fo:padding-bottom="0cm" fo:border="none"/>
    </style:style>
    <style:style style:name="Tbl_5f_RecordSection" style:display-name="Tbl_RecordSection" style:family="table">
      <style:table-properties style:rel-width="79%" fo:margin-top="0cm" fo:margin-bottom="0.7cm" table:align="right"/>
    </style:style>
    <style:style style:name="Tbl_5f_RecordSection.A" style:display-name="Tbl_RecordSection.A" style:family="table-column">
      <style:table-column-properties style:rel-column-width="11509*"/>
    </style:style>
    <style:style style:name="Tbl_5f_RecordSection.A1" style:display-name="Tbl_RecordSection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bl_5f_RecordSection.A2" style:display-name="Tbl_RecordSection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" style:family="table">
      <style:table-properties style:width="26.199cm" fo:margin-top="0cm" fo:margin-bottom="0.3cm" table:align="margins"/>
    </style:style>
    <style:style style:name="Tableau1.A" style:family="table-column">
      <style:table-column-properties style:column-width="5.057cm" style:rel-column-width="12649*"/>
    </style:style>
    <style:style style:name="Tableau1.B" style:family="table-column">
      <style:table-column-properties style:column-width="21.142cm" style:rel-column-width="52886*"/>
    </style:style>
    <style:style style:name="Tableau1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1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2" style:family="table">
      <style:table-properties style:width="24.626cm" style:rel-width="94%" fo:margin-top="0cm" fo:margin-bottom="0.3cm" table:align="right"/>
    </style:style>
    <style:style style:name="Tableau2.A" style:family="table-column">
      <style:table-column-properties style:column-width="4.965cm" style:rel-column-width="1826*"/>
    </style:style>
    <style:style style:name="Tableau2.B" style:family="table-column">
      <style:table-column-properties style:column-width="19.66cm" style:rel-column-width="7229*"/>
    </style:style>
    <style:style style:name="Tableau2.A1" style:family="table-cell">
      <style:table-cell-properties fo:padding-left="0.101cm" fo:padding-right="0.101cm" fo:padding-top="0cm" fo:padding-bottom="0cm" fo:border="none"/>
    </style:style>
    <style:style style:name="Tableau2.B1" style:family="table-cell">
      <style:table-cell-properties fo:padding-left="0.101cm" fo:padding-right="0.101cm" fo:padding-top="0cm" fo:padding-bottom="0cm" fo:border="none"/>
    </style:style>
    <style:style style:name="Tableau3" style:family="table">
      <style:table-properties style:width="20.696cm" style:rel-width="79%" fo:margin-top="0cm" fo:margin-bottom="0.7cm" table:align="right"/>
    </style:style>
    <style:style style:name="Tableau3.A" style:family="table-column">
      <style:table-column-properties style:column-width="20.696cm" style:rel-column-width="11509*"/>
    </style:style>
    <style:style style:name="Tableau3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3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4" style:family="table">
      <style:table-properties style:width="24.626cm" style:rel-width="94%" fo:margin-top="0cm" fo:margin-bottom="0.3cm" table:align="right"/>
    </style:style>
    <style:style style:name="Tableau4.A" style:family="table-column">
      <style:table-column-properties style:column-width="4.965cm" style:rel-column-width="1826*"/>
    </style:style>
    <style:style style:name="Tableau4.B" style:family="table-column">
      <style:table-column-properties style:column-width="19.66cm" style:rel-column-width="7229*"/>
    </style:style>
    <style:style style:name="Tableau4.A1" style:family="table-cell">
      <style:table-cell-properties fo:padding-left="0.101cm" fo:padding-right="0.101cm" fo:padding-top="0cm" fo:padding-bottom="0cm" fo:border="none"/>
    </style:style>
    <style:style style:name="Tableau4.B1" style:family="table-cell">
      <style:table-cell-properties fo:padding-left="0.101cm" fo:padding-right="0.101cm" fo:padding-top="0cm" fo:padding-bottom="0cm" fo:border="none"/>
    </style:style>
    <style:style style:name="Tableau5" style:family="table">
      <style:table-properties style:width="20.696cm" style:rel-width="79%" fo:margin-top="0cm" fo:margin-bottom="0.7cm" table:align="right"/>
    </style:style>
    <style:style style:name="Tableau5.A" style:family="table-column">
      <style:table-column-properties style:column-width="20.696cm" style:rel-column-width="11509*"/>
    </style:style>
    <style:style style:name="Tableau5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5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6" style:family="table">
      <style:table-properties style:width="24.626cm" style:rel-width="94%" fo:margin-top="0cm" fo:margin-bottom="0.3cm" table:align="right"/>
    </style:style>
    <style:style style:name="Tableau6.A" style:family="table-column">
      <style:table-column-properties style:column-width="4.965cm" style:rel-column-width="1826*"/>
    </style:style>
    <style:style style:name="Tableau6.B" style:family="table-column">
      <style:table-column-properties style:column-width="19.66cm" style:rel-column-width="7229*"/>
    </style:style>
    <style:style style:name="Tableau6.A1" style:family="table-cell">
      <style:table-cell-properties fo:padding-left="0.101cm" fo:padding-right="0.101cm" fo:padding-top="0cm" fo:padding-bottom="0cm" fo:border="none"/>
    </style:style>
    <style:style style:name="Tableau6.B1" style:family="table-cell">
      <style:table-cell-properties fo:padding-left="0.101cm" fo:padding-right="0.101cm" fo:padding-top="0cm" fo:padding-bottom="0cm" fo:border="none"/>
    </style:style>
    <style:style style:name="Tableau7" style:family="table">
      <style:table-properties style:width="20.696cm" style:rel-width="79%" fo:margin-top="0cm" fo:margin-bottom="0.7cm" table:align="right"/>
    </style:style>
    <style:style style:name="Tableau7.A" style:family="table-column">
      <style:table-column-properties style:column-width="20.696cm" style:rel-column-width="11509*"/>
    </style:style>
    <style:style style:name="Tableau7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7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8" style:family="table">
      <style:table-properties style:width="26.199cm" fo:margin-top="0cm" fo:margin-bottom="0.3cm" table:align="margins"/>
    </style:style>
    <style:style style:name="Tableau8.A" style:family="table-column">
      <style:table-column-properties style:column-width="5.057cm" style:rel-column-width="12649*"/>
    </style:style>
    <style:style style:name="Tableau8.B" style:family="table-column">
      <style:table-column-properties style:column-width="21.142cm" style:rel-column-width="52886*"/>
    </style:style>
    <style:style style:name="Tableau8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8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9" style:family="table">
      <style:table-properties style:width="24.626cm" style:rel-width="94%" fo:margin-top="0cm" fo:margin-bottom="0.3cm" table:align="right"/>
    </style:style>
    <style:style style:name="Tableau9.A" style:family="table-column">
      <style:table-column-properties style:column-width="4.965cm" style:rel-column-width="1826*"/>
    </style:style>
    <style:style style:name="Tableau9.B" style:family="table-column">
      <style:table-column-properties style:column-width="19.66cm" style:rel-column-width="7229*"/>
    </style:style>
    <style:style style:name="Tableau9.A1" style:family="table-cell">
      <style:table-cell-properties fo:padding-left="0.101cm" fo:padding-right="0.101cm" fo:padding-top="0cm" fo:padding-bottom="0cm" fo:border="none"/>
    </style:style>
    <style:style style:name="Tableau9.B1" style:family="table-cell">
      <style:table-cell-properties fo:padding-left="0.101cm" fo:padding-right="0.101cm" fo:padding-top="0cm" fo:padding-bottom="0cm" fo:border="none"/>
    </style:style>
    <style:style style:name="Tableau10" style:family="table">
      <style:table-properties style:width="20.696cm" style:rel-width="79%" fo:margin-top="0cm" fo:margin-bottom="0.7cm" table:align="right"/>
    </style:style>
    <style:style style:name="Tableau10.A" style:family="table-column">
      <style:table-column-properties style:column-width="20.696cm" style:rel-column-width="11509*"/>
    </style:style>
    <style:style style:name="Tableau10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0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1" style:family="table">
      <style:table-properties style:width="24.626cm" style:rel-width="94%" fo:margin-top="0cm" fo:margin-bottom="0.3cm" table:align="right"/>
    </style:style>
    <style:style style:name="Tableau11.A" style:family="table-column">
      <style:table-column-properties style:column-width="4.965cm" style:rel-column-width="1826*"/>
    </style:style>
    <style:style style:name="Tableau11.B" style:family="table-column">
      <style:table-column-properties style:column-width="19.66cm" style:rel-column-width="7229*"/>
    </style:style>
    <style:style style:name="Tableau11.A1" style:family="table-cell">
      <style:table-cell-properties fo:padding-left="0.101cm" fo:padding-right="0.101cm" fo:padding-top="0cm" fo:padding-bottom="0cm" fo:border="none"/>
    </style:style>
    <style:style style:name="Tableau11.B1" style:family="table-cell">
      <style:table-cell-properties fo:padding-left="0.101cm" fo:padding-right="0.101cm" fo:padding-top="0cm" fo:padding-bottom="0cm" fo:border="none"/>
    </style:style>
    <style:style style:name="Tableau12" style:family="table">
      <style:table-properties style:width="20.696cm" style:rel-width="79%" fo:margin-top="0cm" fo:margin-bottom="0.7cm" table:align="right"/>
    </style:style>
    <style:style style:name="Tableau12.A" style:family="table-column">
      <style:table-column-properties style:column-width="20.696cm" style:rel-column-width="11509*"/>
    </style:style>
    <style:style style:name="Tableau12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2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3" style:family="table">
      <style:table-properties style:width="24.626cm" style:rel-width="94%" fo:margin-top="0cm" fo:margin-bottom="0.3cm" table:align="right"/>
    </style:style>
    <style:style style:name="Tableau13.A" style:family="table-column">
      <style:table-column-properties style:column-width="4.965cm" style:rel-column-width="1826*"/>
    </style:style>
    <style:style style:name="Tableau13.B" style:family="table-column">
      <style:table-column-properties style:column-width="19.66cm" style:rel-column-width="7229*"/>
    </style:style>
    <style:style style:name="Tableau13.A1" style:family="table-cell">
      <style:table-cell-properties fo:padding-left="0.101cm" fo:padding-right="0.101cm" fo:padding-top="0cm" fo:padding-bottom="0cm" fo:border="none"/>
    </style:style>
    <style:style style:name="Tableau13.B1" style:family="table-cell">
      <style:table-cell-properties fo:padding-left="0.101cm" fo:padding-right="0.101cm" fo:padding-top="0cm" fo:padding-bottom="0cm" fo:border="none"/>
    </style:style>
    <style:style style:name="Tableau14" style:family="table">
      <style:table-properties style:width="20.696cm" style:rel-width="79%" fo:margin-top="0cm" fo:margin-bottom="0.7cm" table:align="right"/>
    </style:style>
    <style:style style:name="Tableau14.A" style:family="table-column">
      <style:table-column-properties style:column-width="20.696cm" style:rel-column-width="11509*"/>
    </style:style>
    <style:style style:name="Tableau14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4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5" style:family="table">
      <style:table-properties style:width="24.626cm" style:rel-width="94%" fo:margin-top="0cm" fo:margin-bottom="0.3cm" table:align="right"/>
    </style:style>
    <style:style style:name="Tableau15.A" style:family="table-column">
      <style:table-column-properties style:column-width="4.965cm" style:rel-column-width="1826*"/>
    </style:style>
    <style:style style:name="Tableau15.B" style:family="table-column">
      <style:table-column-properties style:column-width="19.66cm" style:rel-column-width="7229*"/>
    </style:style>
    <style:style style:name="Tableau15.A1" style:family="table-cell">
      <style:table-cell-properties fo:padding-left="0.101cm" fo:padding-right="0.101cm" fo:padding-top="0cm" fo:padding-bottom="0cm" fo:border="none"/>
    </style:style>
    <style:style style:name="Tableau15.B1" style:family="table-cell">
      <style:table-cell-properties fo:padding-left="0.101cm" fo:padding-right="0.101cm" fo:padding-top="0cm" fo:padding-bottom="0cm" fo:border="none"/>
    </style:style>
    <style:style style:name="Tableau16" style:family="table">
      <style:table-properties style:width="20.696cm" style:rel-width="79%" fo:margin-top="0cm" fo:margin-bottom="0.7cm" table:align="right"/>
    </style:style>
    <style:style style:name="Tableau16.A" style:family="table-column">
      <style:table-column-properties style:column-width="20.696cm" style:rel-column-width="11509*"/>
    </style:style>
    <style:style style:name="Tableau16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6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17" style:family="table">
      <style:table-properties style:width="26.199cm" fo:margin-top="0cm" fo:margin-bottom="0.3cm" table:align="margins"/>
    </style:style>
    <style:style style:name="Tableau17.A" style:family="table-column">
      <style:table-column-properties style:column-width="5.057cm" style:rel-column-width="12649*"/>
    </style:style>
    <style:style style:name="Tableau17.B" style:family="table-column">
      <style:table-column-properties style:column-width="21.142cm" style:rel-column-width="52886*"/>
    </style:style>
    <style:style style:name="Tableau17.A1" style:family="table-cell">
      <style:table-cell-properties style:border-line-width-bottom="0.002cm 0.035cm 0.002cm" fo:padding="0.101cm" fo:border-left="none" fo:border-right="none" fo:border-top="none" fo:border-bottom="0.039cm double #000000"/>
    </style:style>
    <style:style style:name="Tableau17.B1" style:family="table-cell">
      <style:table-cell-properties fo:background-color="transparent" style:border-line-width-bottom="0.002cm 0.035cm 0.002cm" fo:padding="0.101cm" fo:border-left="none" fo:border-right="none" fo:border-top="none" fo:border-bottom="0.039cm double #000000">
        <style:background-image/>
      </style:table-cell-properties>
    </style:style>
    <style:style style:name="Tableau18" style:family="table">
      <style:table-properties style:width="24.626cm" style:rel-width="94%" fo:margin-top="0cm" fo:margin-bottom="0.3cm" table:align="right"/>
    </style:style>
    <style:style style:name="Tableau18.A" style:family="table-column">
      <style:table-column-properties style:column-width="4.965cm" style:rel-column-width="1826*"/>
    </style:style>
    <style:style style:name="Tableau18.B" style:family="table-column">
      <style:table-column-properties style:column-width="19.66cm" style:rel-column-width="7229*"/>
    </style:style>
    <style:style style:name="Tableau18.A1" style:family="table-cell">
      <style:table-cell-properties fo:padding-left="0.101cm" fo:padding-right="0.101cm" fo:padding-top="0cm" fo:padding-bottom="0cm" fo:border="none"/>
    </style:style>
    <style:style style:name="Tableau18.B1" style:family="table-cell">
      <style:table-cell-properties fo:padding-left="0.101cm" fo:padding-right="0.101cm" fo:padding-top="0cm" fo:padding-bottom="0cm" fo:border="none"/>
    </style:style>
    <style:style style:name="Tableau19" style:family="table">
      <style:table-properties style:width="20.696cm" style:rel-width="79%" fo:margin-top="0cm" fo:margin-bottom="0.7cm" table:align="right"/>
    </style:style>
    <style:style style:name="Tableau19.A" style:family="table-column">
      <style:table-column-properties style:column-width="20.696cm" style:rel-column-width="11509*"/>
    </style:style>
    <style:style style:name="Tableau19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19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20" style:family="table">
      <style:table-properties style:width="24.626cm" style:rel-width="94%" fo:margin-top="0cm" fo:margin-bottom="0.3cm" table:align="right"/>
    </style:style>
    <style:style style:name="Tableau20.A" style:family="table-column">
      <style:table-column-properties style:column-width="4.965cm" style:rel-column-width="1826*"/>
    </style:style>
    <style:style style:name="Tableau20.B" style:family="table-column">
      <style:table-column-properties style:column-width="19.66cm" style:rel-column-width="7229*"/>
    </style:style>
    <style:style style:name="Tableau20.A1" style:family="table-cell">
      <style:table-cell-properties fo:padding-left="0.101cm" fo:padding-right="0.101cm" fo:padding-top="0cm" fo:padding-bottom="0cm" fo:border="none"/>
    </style:style>
    <style:style style:name="Tableau20.B1" style:family="table-cell">
      <style:table-cell-properties fo:padding-left="0.101cm" fo:padding-right="0.101cm" fo:padding-top="0cm" fo:padding-bottom="0cm" fo:border="none"/>
    </style:style>
    <style:style style:name="Tableau21" style:family="table">
      <style:table-properties style:width="20.696cm" style:rel-width="79%" fo:margin-top="0cm" fo:margin-bottom="0.7cm" table:align="right"/>
    </style:style>
    <style:style style:name="Tableau21.A" style:family="table-column">
      <style:table-column-properties style:column-width="20.696cm" style:rel-column-width="11509*"/>
    </style:style>
    <style:style style:name="Tableau21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21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Tableau22" style:family="table">
      <style:table-properties style:width="24.626cm" style:rel-width="94%" fo:margin-top="0cm" fo:margin-bottom="0.3cm" table:align="right"/>
    </style:style>
    <style:style style:name="Tableau22.A" style:family="table-column">
      <style:table-column-properties style:column-width="4.965cm" style:rel-column-width="1826*"/>
    </style:style>
    <style:style style:name="Tableau22.B" style:family="table-column">
      <style:table-column-properties style:column-width="19.66cm" style:rel-column-width="7229*"/>
    </style:style>
    <style:style style:name="Tableau22.A1" style:family="table-cell">
      <style:table-cell-properties fo:padding-left="0.101cm" fo:padding-right="0.101cm" fo:padding-top="0cm" fo:padding-bottom="0cm" fo:border="none"/>
    </style:style>
    <style:style style:name="Tableau22.B1" style:family="table-cell">
      <style:table-cell-properties fo:padding-left="0.101cm" fo:padding-right="0.101cm" fo:padding-top="0cm" fo:padding-bottom="0cm" fo:border="none"/>
    </style:style>
    <style:style style:name="Tableau23" style:family="table">
      <style:table-properties style:width="20.696cm" style:rel-width="79%" fo:margin-top="0cm" fo:margin-bottom="0.7cm" table:align="right"/>
    </style:style>
    <style:style style:name="Tableau23.A" style:family="table-column">
      <style:table-column-properties style:column-width="20.696cm" style:rel-column-width="11509*"/>
    </style:style>
    <style:style style:name="Tableau23.A1" style:family="table-cell">
      <style:table-cell-properties fo:padding-left="0.101cm" fo:padding-right="0.101cm" fo:padding-top="0cm" fo:padding-bottom="0cm" fo:border-left="0.002cm solid #000000" fo:border-right="none" fo:border-top="none" fo:border-bottom="0.002cm solid #000000"/>
    </style:style>
    <style:style style:name="Tableau23.A2" style:family="table-cell" style:data-style-name="N5000">
      <style:table-cell-properties style:vertical-align="bottom" fo:padding-left="0.101cm" fo:padding-right="0.101cm" fo:padding-top="0cm" fo:padding-bottom="0cm" fo:border-left="0.002cm solid #000000" fo:border-right="none" fo:border-top="none" fo:border-bottom="none"/>
    </style:style>
    <style:style style:name="P1" style:family="paragraph" style:parent-style-name="Tbl_5f_Record_5f_Content">
      <style:paragraph-properties fo:text-align="end" style:justify-single-word="false"/>
    </style:style>
    <style:style style:name="P2" style:family="paragraph" style:parent-style-name="Standard">
      <style:paragraph-properties fo:break-before="auto" fo:break-after="auto"/>
    </style:style>
    <style:style style:name="Sect1" style:family="section">
      <style:section-properties style:editable="false">
        <style:columns fo:column-count="0" fo:column-gap="0cm"/>
      </style:section-properties>
    </style:style>
    <number:number-style style:name="N5000" number:language="fr" number:country="FR">
      <number:number number:min-integer-digits="1"/>
    </number:number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hidden form:name="CommandType" form:control-implementation="ooo:com.sun.star.form.component.HiddenControl" form:id="control1" form:value="1"/>
          <form:hidden form:name="QueryName" form:control-implementation="ooo:com.sun.star.form.component.HiddenControl" form:id="control2" form:value="ListeDesAttributionsParEtablissement"/>
          <form:hidden form:name="Command" form:control-implementation="ooo:com.sun.star.form.component.HiddenControl" form:id="control3"/>
          <form:hidden form:name="GroupFieldNames" form:control-implementation="ooo:com.sun.star.form.component.HiddenControl" form:id="control4" form:value="nomEtab;nomGroupe"/>
          <form:hidden form:name="FieldNames" form:control-implementation="ooo:com.sun.star.form.component.HiddenControl" form:id="control5" form:value="nomEtab;nomGroupe;Attributions"/>
          <form:hidden form:name="RecordFieldNames" form:control-implementation="ooo:com.sun.star.form.component.HiddenControl" form:id="control6" form:value="Attributions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GroupField1" text:name="GroupField1"/>
        <text:user-field-decl office:value-type="string" office:string-value="Etablisement" text:name="nomEtab"/>
        <text:user-field-decl office:value-type="string" office:string-value="GroupField2" text:name="GroupField2"/>
        <text:user-field-decl office:value-type="string" office:string-value="Groupe" text:name="nomGroupe"/>
        <text:user-field-decl office:value-type="string" office:string-value="Column1" text:name="Column1"/>
        <text:user-field-decl office:value-type="string" office:string-value="Column2" text:name="Column2"/>
        <text:user-field-decl office:value-type="string" office:string-value="Column3" text:name="Column3"/>
        <text:user-field-decl office:value-type="string" office:string-value="Column4" text:name="Column4"/>
        <text:user-field-decl office:value-type="string" office:string-value="Nombre de chambres" text:name="Attributions"/>
      </text:user-field-decls>
      <text:section text:style-name="Sect1" text:name="GroupField1" text:display="none">
        <table:table table:name="Tbl_GroupField1" table:style-name="Tbl_5f_GroupField1">
          <table:table-column table:style-name="Tbl_5f_GroupField1.A"/>
          <table:table-column table:style-name="Tbl_5f_GroupField1.B"/>
          <table:table-row>
            <table:table-cell table:style-name="Tbl_5f_GroupField1.A1" office:value-type="string">
              <text:p text:style-name="Tbl_5f_GroupField1_5f_Header"><text:user-field-get text:name="nomEtab">Etablisement</text:user-field-get></text:p>
            </table:table-cell>
            <table:table-cell table:style-name="Tbl_5f_GroupField1.B1" office:value-type="string">
              <text:p text:style-name="Tbl_5f_GroupField1_5f_Content">Ut wisi enim ad minim veniam, quis nostrud</text:p>
            </table:table-cell>
          </table:table-row>
        </table:table>
      </text:section>
      <text:section text:style-name="Sect1" text:name="GroupField2" text:display="none">
        <table:table table:name="Tbl_GroupField2" table:style-name="Tbl_5f_GroupField2">
          <table:table-column table:style-name="Tbl_5f_GroupField2.A"/>
          <table:table-column table:style-name="Tbl_5f_GroupField2.B"/>
          <table:table-row>
            <table:table-cell table:style-name="Tbl_5f_GroupField2.A1" office:value-type="string">
              <text:p text:style-name="Tbl_5f_GroupField2_5f_Header"><text:user-field-get text:name="nomGroupe">Groupe</text:user-field-get></text:p>
            </table:table-cell>
            <table:table-cell table:style-name="Tbl_5f_GroupField2.A1" office:value-type="string">
              <text:p text:style-name="Tbl_5f_GroupField2_5f_Content">Ut wisi enim ad minim veniam, quis</text:p>
            </table:table-cell>
          </table:table-row>
        </table:table>
      </text:section>
      <text:section text:style-name="Sect1" text:name="RecordSection" text:display="none">
        <table:table table:name="Tbl_RecordSection" table:style-name="Tbl_5f_RecordSection">
          <table:table-column table:style-name="Tbl_5f_RecordSection.A"/>
          <table:table-header-rows>
            <table:table-row>
              <table:table-cell table:style-name="Tbl_5f_RecordSection.A1" office:value-type="string">
                <text:p text:style-name="Tbl_5f_Record_5f_Header"><text:user-field-get text:name="Attributions">Nombre de chambres</text:user-field-get></text:p>
              </table:table-cell>
            </table:table-row>
          </table:table-header-rows>
          <table:table-row>
            <table:table-cell table:style-name="Tbl_5f_RecordSection.A2" office:value-type="float" office:value="9876">
              <text:p text:style-name="P1">9876</text:p>
            </table:table-cell>
          </table:table-row>
        </table:table>
      </text:section>
      <text:p text:style-name="P2"/>
      <text:p text:style-name="Standard"/>
      <text:p text:style-name="Standard"/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bl_5f_GroupField1_5f_Header">Etablisement</text:p>
            </table:table-cell>
            <table:table-cell table:style-name="Tableau1.B1" office:value-type="string">
              <text:p text:style-name="Tbl_5f_GroupField1_5f_Content">Collège Lamartine</text:p>
            </table:table-cell>
          </table:table-row>
        </table:table>
      </text:section>
      <text:section text:style-name="Sect1" text:name="Section1"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Tbl_5f_GroupField2_5f_Header">Groupe</text:p>
            </table:table-cell>
            <table:table-cell table:style-name="Tableau2.B1" office:value-type="string">
              <text:p text:style-name="Tbl_5f_GroupField2_5f_Content">Bizone de Kawarma</text:p>
            </table:table-cell>
          </table:table-row>
        </table:table>
      </text:section>
      <text:section text:style-name="Sect1" text:name="Section2">
        <table:table table:name="Tableau3" table:style-name="Tableau3">
          <table:table-column table:style-name="Tableau3.A"/>
          <table:table-header-rows>
            <table:table-row>
              <table:table-cell table:style-name="Tableau3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3.A2" office:value-type="float" office:value="2">
              <text:p text:style-name="P1">2</text:p>
            </table:table-cell>
          </table:table-row>
        </table:table>
      </text:section>
      <text:section text:style-name="Sect1" text:name="Section3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Tbl_5f_GroupField2_5f_Header">Groupe</text:p>
            </table:table-cell>
            <table:table-cell table:style-name="Tableau4.B1" office:value-type="string">
              <text:p text:style-name="Tbl_5f_GroupField2_5f_Content">Groupe folklorique camerounais</text:p>
            </table:table-cell>
          </table:table-row>
        </table:table>
      </text:section>
      <text:section text:style-name="Sect1" text:name="Section4">
        <table:table table:name="Tableau5" table:style-name="Tableau5">
          <table:table-column table:style-name="Tableau5.A"/>
          <table:table-header-rows>
            <table:table-row>
              <table:table-cell table:style-name="Tableau5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5.A2" office:value-type="float" office:value="3">
              <text:p text:style-name="P1">3</text:p>
            </table:table-cell>
          </table:table-row>
        </table:table>
      </text:section>
      <text:section text:style-name="Sect1" text:name="Section5"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bl_5f_GroupField2_5f_Header">Groupe</text:p>
            </table:table-cell>
            <table:table-cell table:style-name="Tableau6.B1" office:value-type="string">
              <text:p text:style-name="Tbl_5f_GroupField2_5f_Content">Syoung Yaru Mask Dance Group</text:p>
            </table:table-cell>
          </table:table-row>
        </table:table>
      </text:section>
      <text:section text:style-name="Sect1" text:name="Section6">
        <table:table table:name="Tableau7" table:style-name="Tableau7">
          <table:table-column table:style-name="Tableau7.A"/>
          <table:table-header-rows>
            <table:table-row>
              <table:table-cell table:style-name="Tableau7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7.A2" office:value-type="float" office:value="5">
              <text:p text:style-name="P1">5</text:p>
            </table:table-cell>
          </table:table-row>
        </table:table>
      </text:section>
      <text:section text:style-name="Sect1" text:name="Section7"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Tbl_5f_GroupField1_5f_Header">Etablisement</text:p>
            </table:table-cell>
            <table:table-cell table:style-name="Tableau8.B1" office:value-type="string">
              <text:p text:style-name="Tbl_5f_GroupField1_5f_Content">Collège de Moka</text:p>
            </table:table-cell>
          </table:table-row>
        </table:table>
      </text:section>
      <text:section text:style-name="Sect1" text:name="Section8">
        <table:table table:name="Tableau9" table:style-name="Tableau9">
          <table:table-column table:style-name="Tableau9.A"/>
          <table:table-column table:style-name="Tableau9.B"/>
          <table:table-row>
            <table:table-cell table:style-name="Tableau9.A1" office:value-type="string">
              <text:p text:style-name="Tbl_5f_GroupField2_5f_Header">Groupe</text:p>
            </table:table-cell>
            <table:table-cell table:style-name="Tableau9.B1" office:value-type="string">
              <text:p text:style-name="Tbl_5f_GroupField2_5f_Content">Marina Prudencio Chavez</text:p>
            </table:table-cell>
          </table:table-row>
        </table:table>
      </text:section>
      <text:section text:style-name="Sect1" text:name="Section9">
        <table:table table:name="Tableau10" table:style-name="Tableau10">
          <table:table-column table:style-name="Tableau10.A"/>
          <table:table-header-rows>
            <table:table-row>
              <table:table-cell table:style-name="Tableau10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0.A2" office:value-type="float" office:value="2">
              <text:p text:style-name="P1">2</text:p>
            </table:table-cell>
          </table:table-row>
        </table:table>
      </text:section>
      <text:section text:style-name="Sect1" text:name="Section10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Tbl_5f_GroupField2_5f_Header">Groupe</text:p>
            </table:table-cell>
            <table:table-cell table:style-name="Tableau11.B1" office:value-type="string">
              <text:p text:style-name="Tbl_5f_GroupField2_5f_Content">Nangola Bahia de Salvador</text:p>
            </table:table-cell>
          </table:table-row>
        </table:table>
      </text:section>
      <text:section text:style-name="Sect1" text:name="Section11">
        <table:table table:name="Tableau12" table:style-name="Tableau12">
          <table:table-column table:style-name="Tableau12.A"/>
          <table:table-header-rows>
            <table:table-row>
              <table:table-cell table:style-name="Tableau12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2.A2" office:value-type="float" office:value="2">
              <text:p text:style-name="P1">2</text:p>
            </table:table-cell>
          </table:table-row>
        </table:table>
      </text:section>
      <text:section text:style-name="Sect1" text:name="Section12">
        <table:table table:name="Tableau13" table:style-name="Tableau13">
          <table:table-column table:style-name="Tableau13.A"/>
          <table:table-column table:style-name="Tableau13.B"/>
          <table:table-row>
            <table:table-cell table:style-name="Tableau13.A1" office:value-type="string">
              <text:p text:style-name="Tbl_5f_GroupField2_5f_Header">Groupe</text:p>
            </table:table-cell>
            <table:table-cell table:style-name="Tableau13.B1" office:value-type="string">
              <text:p text:style-name="Tbl_5f_GroupField2_5f_Content">Bizone de Kawarma</text:p>
            </table:table-cell>
          </table:table-row>
        </table:table>
      </text:section>
      <text:section text:style-name="Sect1" text:name="Section13">
        <table:table table:name="Tableau14" table:style-name="Tableau14">
          <table:table-column table:style-name="Tableau14.A"/>
          <table:table-header-rows>
            <table:table-row>
              <table:table-cell table:style-name="Tableau14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4.A2" office:value-type="float" office:value="5">
              <text:p text:style-name="P1">5</text:p>
            </table:table-cell>
          </table:table-row>
        </table:table>
      </text:section>
      <text:section text:style-name="Sect1" text:name="Section14">
        <table:table table:name="Tableau15" table:style-name="Tableau15">
          <table:table-column table:style-name="Tableau15.A"/>
          <table:table-column table:style-name="Tableau15.B"/>
          <table:table-row>
            <table:table-cell table:style-name="Tableau15.A1" office:value-type="string">
              <text:p text:style-name="Tbl_5f_GroupField2_5f_Header">Groupe</text:p>
            </table:table-cell>
            <table:table-cell table:style-name="Tableau15.B1" office:value-type="string">
              <text:p text:style-name="Tbl_5f_GroupField2_5f_Content">Groupe folklorique camerounais</text:p>
            </table:table-cell>
          </table:table-row>
        </table:table>
      </text:section>
      <text:section text:style-name="Sect1" text:name="Section15">
        <table:table table:name="Tableau16" table:style-name="Tableau16">
          <table:table-column table:style-name="Tableau16.A"/>
          <table:table-header-rows>
            <table:table-row>
              <table:table-cell table:style-name="Tableau16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6.A2" office:value-type="float" office:value="5">
              <text:p text:style-name="P1">5</text:p>
            </table:table-cell>
          </table:table-row>
        </table:table>
      </text:section>
      <text:section text:style-name="Sect1" text:name="Section16">
        <table:table table:name="Tableau17" table:style-name="Tableau17">
          <table:table-column table:style-name="Tableau17.A"/>
          <table:table-column table:style-name="Tableau17.B"/>
          <table:table-row>
            <table:table-cell table:style-name="Tableau17.A1" office:value-type="string">
              <text:p text:style-name="Tbl_5f_GroupField1_5f_Header">Etablisement</text:p>
            </table:table-cell>
            <table:table-cell table:style-name="Tableau17.B1" office:value-type="string">
              <text:p text:style-name="Tbl_5f_GroupField1_5f_Content">Collège Léonard de Vinci</text:p>
            </table:table-cell>
          </table:table-row>
        </table:table>
      </text:section>
      <text:section text:style-name="Sect1" text:name="Section17">
        <table:table table:name="Tableau18" table:style-name="Tableau18">
          <table:table-column table:style-name="Tableau18.A"/>
          <table:table-column table:style-name="Tableau18.B"/>
          <table:table-row>
            <table:table-cell table:style-name="Tableau18.A1" office:value-type="string">
              <text:p text:style-name="Tbl_5f_GroupField2_5f_Header">Groupe</text:p>
            </table:table-cell>
            <table:table-cell table:style-name="Tableau18.B1" office:value-type="string">
              <text:p text:style-name="Tbl_5f_GroupField2_5f_Content">Groupe folklorique du Bachkortostan</text:p>
            </table:table-cell>
          </table:table-row>
        </table:table>
      </text:section>
      <text:section text:style-name="Sect1" text:name="Section18">
        <table:table table:name="Tableau19" table:style-name="Tableau19">
          <table:table-column table:style-name="Tableau19.A"/>
          <table:table-header-rows>
            <table:table-row>
              <table:table-cell table:style-name="Tableau19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19.A2" office:value-type="float" office:value="4">
              <text:p text:style-name="P1">4</text:p>
            </table:table-cell>
          </table:table-row>
        </table:table>
      </text:section>
      <text:section text:style-name="Sect1" text:name="Section19">
        <table:table table:name="Tableau20" table:style-name="Tableau20">
          <table:table-column table:style-name="Tableau20.A"/>
          <table:table-column table:style-name="Tableau20.B"/>
          <table:table-row>
            <table:table-cell table:style-name="Tableau20.A1" office:value-type="string">
              <text:p text:style-name="Tbl_5f_GroupField2_5f_Header">Groupe</text:p>
            </table:table-cell>
            <table:table-cell table:style-name="Tableau20.B1" office:value-type="string">
              <text:p text:style-name="Tbl_5f_GroupField2_5f_Content">Syoung Yaru Mask Dance Group</text:p>
            </table:table-cell>
          </table:table-row>
        </table:table>
      </text:section>
      <text:section text:style-name="Sect1" text:name="Section20">
        <table:table table:name="Tableau21" table:style-name="Tableau21">
          <table:table-column table:style-name="Tableau21.A"/>
          <table:table-header-rows>
            <table:table-row>
              <table:table-cell table:style-name="Tableau21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21.A2" office:value-type="float" office:value="3">
              <text:p text:style-name="P1">3</text:p>
            </table:table-cell>
          </table:table-row>
        </table:table>
      </text:section>
      <text:section text:style-name="Sect1" text:name="Section21">
        <table:table table:name="Tableau22" table:style-name="Tableau22">
          <table:table-column table:style-name="Tableau22.A"/>
          <table:table-column table:style-name="Tableau22.B"/>
          <table:table-row>
            <table:table-cell table:style-name="Tableau22.A1" office:value-type="string">
              <text:p text:style-name="Tbl_5f_GroupField2_5f_Header">Groupe</text:p>
            </table:table-cell>
            <table:table-cell table:style-name="Tableau22.B1" office:value-type="string">
              <text:p text:style-name="Tbl_5f_GroupField2_5f_Content">Pipe Band</text:p>
            </table:table-cell>
          </table:table-row>
        </table:table>
      </text:section>
      <text:section text:style-name="Sect1" text:name="Section22">
        <table:table table:name="Tableau23" table:style-name="Tableau23">
          <table:table-column table:style-name="Tableau23.A"/>
          <table:table-header-rows>
            <table:table-row>
              <table:table-cell table:style-name="Tableau23.A1" office:value-type="string">
                <text:p text:style-name="Tbl_5f_Record_5f_Header">Nombre de chambres</text:p>
              </table:table-cell>
            </table:table-row>
          </table:table-header-rows>
          <table:table-row>
            <table:table-cell table:style-name="Tableau23.A2" office:value-type="float" office:value="3">
              <text:p text:style-name="P1">3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fr" fo:country="FR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bl_5f_GroupField1_5f_Header" style:display-name="Tbl_GroupField1_Header" style:family="paragraph" style:parent-style-name="Table_20_Heading">
      <style:paragraph-properties fo:padding="0cm" fo:border="none"/>
      <style:text-properties fo:font-size="15pt" fo:font-style="normal"/>
    </style:style>
    <style:style style:name="Tbl_5f_GroupField1_5f_Content" style:display-name="Tbl_GroupField1_Content" style:family="paragraph" style:parent-style-name="Table_20_Contents">
      <style:paragraph-properties fo:padding="0cm" fo:border="none"/>
      <style:text-properties fo:font-size="15pt"/>
    </style:style>
    <style:style style:name="Tbl_5f_GroupField2_5f_Header" style:display-name="Tbl_GroupField2_Header" style:family="paragraph" style:parent-style-name="Table_20_Heading">
      <style:text-properties style:use-window-font-color="true" fo:font-size="14pt" fo:font-style="normal"/>
    </style:style>
    <style:style style:name="Tbl_5f_GroupField2_5f_Content" style:display-name="Tbl_GroupField2_Content" style:family="paragraph" style:parent-style-name="Table_20_Contents">
      <style:text-properties fo:color="#000000" fo:font-size="14pt"/>
    </style:style>
    <style:style style:name="Tbl_5f_Record_5f_Header" style:display-name="Tbl_Record_Header" style:family="paragraph" style:parent-style-name="Table_20_Heading">
      <style:paragraph-properties fo:text-align="start" style:justify-single-word="false"/>
    </style:style>
    <style:style style:name="Tbl_5f_Record_5f_Content" style:display-name="Tbl_Record_Content" style:family="paragraph" style:parent-style-name="Table_20_Contents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.746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9.699cm" fo:page-height="20.999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2">
      <style:page-layout-properties fo:page-width="29.7cm" fo:page-height="21.001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3" style:page-usage="left">
      <style:page-layout-properties fo:page-width="29.7cm" fo:page-height="21.001cm" style:num-format="1" style:print-orientation="landscape" fo:margin-top="1cm" fo:margin-bottom="1.499cm" fo:margin-left="1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4" style:page-usage="right">
      <style:page-layout-properties fo:page-width="29.699cm" fo:page-height="20.999cm" style:num-format="1" style:print-orientation="landscape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499cm" fo:margin-left="0cm" fo:margin-right="0cm" fo:margin-bottom="0.499cm" fo:border="none" fo:padding="0cm"/>
      </style:header-style>
      <style:footer-style>
        <style:header-footer-properties fo:min-height="0.998cm" fo:margin-left="0cm" fo:margin-right="0cm" fo:margin-top="0.499cm" fo:border="none" fo:padding="0cm"/>
      </style:footer-style>
    </style:page-layout>
    <style:page-layout style:name="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Image3" text:anchor-type="paragraph" svg:x="0.018cm" svg:y="0cm" svg:width="3.149cm" svg:height="3.704cm" draw:z-index="2"><draw:image xlink:href="Pictures/10000000000000770000008C2442352A.jpg" xlink:type="simple" xlink:show="embed" xlink:actuate="onLoad"/></draw:frame><draw:frame draw:style-name="fr1" draw:name="Image2" text:anchor-type="paragraph" svg:x="3.889cm" svg:y="0.45cm" svg:width="12.039cm" svg:height="1.773cm" draw:z-index="5"><draw:image xlink:href="Pictures/10000000000001C70000004331CC9113.jpg" xlink:type="simple" xlink:show="embed" xlink:actuate="onLoad"/></draw:frame><text:tab/><text:tab/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>Page <text:page-number text:select-page="current">3</text:page-number>/<text:page-count>3</text:page-count></text:p>
      </style:footer>
    </style:master-page>
    <style:master-page style:name="First_20_Page" style:display-name="First Page" style:page-layout-name="pm2" style:next-style-name="Standard">
      <style:header>
        <text:p text:style-name="P1">Titre: <text:title/></text:p>
        <text:p text:style-name="P1">Auteur: <text:sender-firstname>Patrice</text:sender-firstname> <text:sender-lastname>Grand</text:sender-lastname><text:line-break/>Date: <text:date style:data-style-name="N37" text:date-value="2006-05-26T12:41:55.95" text:fixed="true">26/05/06</text:date></text:p>
      </style:header>
      <style:footer>
        <text:p text:style-name="Footer">Page <text:page-number text:select-page="current">3</text:page-number>/<text:page-count>3</text:page-count></text:p>
      </style:footer>
    </style:master-page>
    <style:master-page style:name="Left_20_Page" style:display-name="Left Page" style:page-layout-name="pm3">
      <style:header>
        <text:p text:style-name="P2">Titel: <text:tab/><text:title/></text:p>
        <text:p text:style-name="P2">Autor:<text:tab/><text:sender-firstname>Patrice</text:sender-firstname> <text:sender-lastname>Grand</text:sender-lastname><text:line-break/>Datum:<text:tab/><text:date style:data-style-name="N30" text:date-value="2006-05-26T12:41:55.95" text:fixed="true">26/05/2006</text:date></text:p>
      </style:header>
      <style:footer>
        <text:p text:style-name="Footer">Seite <text:page-number text:select-page="current">3</text:page-number>/<text:page-count>3</text:page-count></text:p>
      </style:footer>
    </style:master-page>
    <style:master-page style:name="Right_20_Page" style:display-name="Right Page" style:page-layout-name="pm4">
      <style:header>
        <text:p text:style-name="P2">Titel: <text:tab/><text:title/></text:p>
        <text:p text:style-name="P2">Autor:<text:tab/><text:sender-firstname>Patrice</text:sender-firstname> <text:sender-lastname>Grand</text:sender-lastname><text:line-break/>Datum:<text:tab/><text:date style:data-style-name="N30" text:date-value="2006-05-26T12:41:55.95" text:fixed="true">26/05/2006</text:date></text:p>
      </style:header>
      <style:footer>
        <text:p text:style-name="Footer">Seite <text:page-number text:select-page="current">3</text:page-number>/<text:page-count>3</text:page-count></text:p>
      </style:footer>
    </style:master-page>
    <style:master-page style:name="Endnote" style:page-layout-name="pm5"/>
  </office:master-styles>
</office:document-styles>
</file>